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250.36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4"/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order="0.06pt solid #000000"/>
    </style:style>
    <style:style style:name="ce19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B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KAPITULASI RENCANA ANGGARAN DAN BIAYA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MUSHOLLA AL-HAMID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Kp. Sawah RT 02 / 02 Jati Melati Pondok Melati Bekasi</text:p>
          </table:table-cell>
          <table:covered-table-cell table:number-columns-repeated="5" table:style-name="Default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URAIAN PEKERJAAN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KET</text:p>
          </table:table-cell>
          <table:table-cell table:style-name="ce3" office:value-type="string" calcext:value-type="string">
            <text:p>HARGA SATUAN</text:p>
          </table:table-cell>
          <table:table-cell table:style-name="ce3" office:value-type="string" calcext:value-type="string">
            <text:p>HARGA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6" office:value-type="string" calcext:value-type="string">
            <text:p>PEKERJAAN PERSIAPAN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Galian Pondasi Strukt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2</text:p>
          </table:table-cell>
          <table:table-cell office:value-type="float" office:value="30000" calcext:value-type="float">
            <text:p>30,000</text:p>
          </table:table-cell>
          <table:table-cell table:formula="of:=[.E7]*[.C7]" office:value-type="float" office:value="1800000" calcext:value-type="float">
            <text:p>1,800,000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Galian Tana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3</text:p>
          </table:table-cell>
          <table:table-cell office:value-type="float" office:value="20000" calcext:value-type="float">
            <text:p>20,000</text:p>
          </table:table-cell>
          <table:table-cell table:formula="of:=[.E8]*[.C8]" office:value-type="float" office:value="1200000" calcext:value-type="float">
            <text:p>1,200,000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Urugan Kemba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3</text:p>
          </table:table-cell>
          <table:table-cell office:value-type="float" office:value="5000" calcext:value-type="float">
            <text:p>5,000</text:p>
          </table:table-cell>
          <table:table-cell table:formula="of:=[.E9]*[.C9]" office:value-type="float" office:value="80000" calcext:value-type="float">
            <text:p>80,000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4"/>
          <table:table-cell table:style-name="ce11" table:formula="of:=SUM([.F7:.F9])" office:value-type="float" office:value="3080000" calcext:value-type="float">
            <text:p>3,080,0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I</text:p>
          </table:table-cell>
          <table:table-cell table:style-name="ce6" office:value-type="string" calcext:value-type="string">
            <text:p>PEKERJAAN PONDASI DINDING DAN PLESTERAN</text:p>
          </table:table-cell>
          <table:table-cell table:style-name="ce4" table:number-columns-repeated="2"/>
          <table:table-cell table:style-name="ce10" table:number-columns-repeated="2"/>
          <table:table-cell table:style-name="ce15"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as. Pondasi batu belah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3</text:p>
          </table:table-cell>
          <table:table-cell office:value-type="float" office:value="491581" calcext:value-type="float">
            <text:p>491,581</text:p>
          </table:table-cell>
          <table:table-cell table:formula="of:=[.E12]*[.C12]" office:value-type="float" office:value="5554865.3" calcext:value-type="float">
            <text:p>5,554,865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s. Dinding ½ batu</text:p>
          </table:table-cell>
          <table:table-cell office:value-type="float" office:value="128.68" calcext:value-type="float">
            <text:p>128.68</text:p>
          </table:table-cell>
          <table:table-cell office:value-type="string" calcext:value-type="string">
            <text:p>m2</text:p>
          </table:table-cell>
          <table:table-cell office:value-type="float" office:value="78283" calcext:value-type="float">
            <text:p>78,283</text:p>
          </table:table-cell>
          <table:table-cell table:formula="of:=[.E13]*[.C13]" office:value-type="float" office:value="10073456.44" calcext:value-type="float">
            <text:p>10,073,456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lesteran Dinding</text:p>
          </table:table-cell>
          <table:table-cell office:value-type="float" office:value="257.36" calcext:value-type="float">
            <text:p>257.36</text:p>
          </table:table-cell>
          <table:table-cell office:value-type="string" calcext:value-type="string">
            <text:p>m2</text:p>
          </table:table-cell>
          <table:table-cell office:value-type="float" office:value="21115" calcext:value-type="float">
            <text:p>21,115</text:p>
          </table:table-cell>
          <table:table-cell table:formula="of:=[.E14]*[.C14]" office:value-type="float" office:value="5434156.4" calcext:value-type="float">
            <text:p>5,434,156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cian</text:p>
          </table:table-cell>
          <table:table-cell office:value-type="float" office:value="257.36" calcext:value-type="float">
            <text:p>257.36</text:p>
          </table:table-cell>
          <table:table-cell office:value-type="string" calcext:value-type="string">
            <text:p>m2</text:p>
          </table:table-cell>
          <table:table-cell office:value-type="float" office:value="10300" calcext:value-type="float">
            <text:p>10,300</text:p>
          </table:table-cell>
          <table:table-cell table:formula="of:=[.E15]*[.C15]" office:value-type="float" office:value="2650808" calcext:value-type="float">
            <text:p>2,650,808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Benangan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m2</text:p>
          </table:table-cell>
          <table:table-cell office:value-type="float" office:value="9674" calcext:value-type="float">
            <text:p>9,674</text:p>
          </table:table-cell>
          <table:table-cell table:formula="of:=[.E16]*[.C16]" office:value-type="float" office:value="1455937" calcext:value-type="float">
            <text:p>1,455,937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asang Glass Bl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ah</text:p>
          </table:table-cell>
          <table:table-cell office:value-type="float" office:value="27388" calcext:value-type="float">
            <text:p>27,388</text:p>
          </table:table-cell>
          <table:table-cell table:formula="of:=[.E17]*[.C17]" office:value-type="float" office:value="273880" calcext:value-type="float">
            <text:p>273,880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Ban-banan 15 cm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2</text:p>
          </table:table-cell>
          <table:table-cell office:value-type="float" office:value="20555" calcext:value-type="float">
            <text:p>20,555</text:p>
          </table:table-cell>
          <table:table-cell table:formula="of:=[.E18]*[.C18]" office:value-type="float" office:value="271326" calcext:value-type="float">
            <text:p>271,326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Pasang angin angin kay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ah</text:p>
          </table:table-cell>
          <table:table-cell office:value-type="float" office:value="52000" calcext:value-type="float">
            <text:p>52,000</text:p>
          </table:table-cell>
          <table:table-cell table:formula="of:=[.E19]*[.C19]" office:value-type="float" office:value="832000" calcext:value-type="float">
            <text:p>832,000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3"/>
          <table:table-cell table:style-name="ce11"/>
          <table:table-cell table:style-name="ce11" table:formula="of:=SUM([.F12:.F19])" office:value-type="float" office:value="26546429.14" calcext:value-type="float">
            <text:p>26,546,42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II</text:p>
          </table:table-cell>
          <table:table-cell table:style-name="ce6" office:value-type="string" calcext:value-type="string">
            <text:p>PEKERJAAN BETON BERTULANG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ondasi plat beton K 255</text:p>
          </table:table-cell>
          <table:table-cell table:style-name="ce8" office:value-type="float" office:value="1.66" calcext:value-type="float">
            <text:p>1.66</text:p>
          </table:table-cell>
          <table:table-cell table:style-name="ce8" office:value-type="string" calcext:value-type="string">
            <text:p>m3</text:p>
          </table:table-cell>
          <table:table-cell office:value-type="float" office:value="1952842" calcext:value-type="float">
            <text:p>1,952,842</text:p>
          </table:table-cell>
          <table:table-cell table:formula="of:=[.E22]*[.C22]" office:value-type="float" office:value="3241717.72" calcext:value-type="float">
            <text:p>3,241,718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loof Struktur Beton K225 15/25</text:p>
          </table:table-cell>
          <table:table-cell table:style-name="ce8" office:value-type="float" office:value="1.97" calcext:value-type="float">
            <text:p>1.97</text:p>
          </table:table-cell>
          <table:table-cell table:style-name="ce8" office:value-type="string" calcext:value-type="string">
            <text:p>m3</text:p>
          </table:table-cell>
          <table:table-cell office:value-type="float" office:value="3667265" calcext:value-type="float">
            <text:p>3,667,265</text:p>
          </table:table-cell>
          <table:table-cell table:formula="of:=[.E23]*[.C23]" office:value-type="float" office:value="7224512.05" calcext:value-type="float">
            <text:p>7,224,512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Kolom Struktur Beton K225 15/30</text:p>
          </table:table-cell>
          <table:table-cell table:style-name="ce8" office:value-type="float" office:value="5.1" calcext:value-type="float">
            <text:p>5.10</text:p>
          </table:table-cell>
          <table:table-cell table:style-name="ce8" office:value-type="string" calcext:value-type="string">
            <text:p>m3</text:p>
          </table:table-cell>
          <table:table-cell office:value-type="float" office:value="2847471" calcext:value-type="float">
            <text:p>2,847,471</text:p>
          </table:table-cell>
          <table:table-cell table:formula="of:=[.E24]*[.C24]" office:value-type="float" office:value="14522102.1" calcext:value-type="float">
            <text:p>14,522,102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Kolom Beton Praktis 12/12</text:p>
          </table:table-cell>
          <table:table-cell table:style-name="ce8" office:value-type="float" office:value="1.8" calcext:value-type="float">
            <text:p>1.80</text:p>
          </table:table-cell>
          <table:table-cell table:style-name="ce8" office:value-type="string" calcext:value-type="string">
            <text:p>m3</text:p>
          </table:table-cell>
          <table:table-cell office:value-type="float" office:value="2921273" calcext:value-type="float">
            <text:p>2,921,273</text:p>
          </table:table-cell>
          <table:table-cell table:formula="of:=[.E25]*[.C25]" office:value-type="float" office:value="5258291.4" calcext:value-type="float">
            <text:p>5,258,291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Balok struktur beton K 225 gantung 20/30</text:p>
          </table:table-cell>
          <table:table-cell table:style-name="ce8" office:value-type="float" office:value="2.32" calcext:value-type="float">
            <text:p>2.32</text:p>
          </table:table-cell>
          <table:table-cell table:style-name="ce8" office:value-type="string" calcext:value-type="string">
            <text:p>m3</text:p>
          </table:table-cell>
          <table:table-cell office:value-type="float" office:value="3247471" calcext:value-type="float">
            <text:p>3,247,471</text:p>
          </table:table-cell>
          <table:table-cell table:formula="of:=[.E26]*[.C26]" office:value-type="float" office:value="7534132.72" calcext:value-type="float">
            <text:p>7,534,133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alok latel beton 12/15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string" calcext:value-type="string">
            <text:p>m3</text:p>
          </table:table-cell>
          <table:table-cell office:value-type="float" office:value="2680630" calcext:value-type="float">
            <text:p>2,680,630</text:p>
          </table:table-cell>
          <table:table-cell table:formula="of:=[.E27]*[.C27]" office:value-type="float" office:value="241256.7" calcext:value-type="float">
            <text:p>241,257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Ring balok beton praktis 12/25</text:p>
          </table:table-cell>
          <table:table-cell table:style-name="ce8" office:value-type="float" office:value="1.38" calcext:value-type="float">
            <text:p>1.38</text:p>
          </table:table-cell>
          <table:table-cell table:style-name="ce8" office:value-type="string" calcext:value-type="string">
            <text:p>m3</text:p>
          </table:table-cell>
          <table:table-cell office:value-type="float" office:value="3139912" calcext:value-type="float">
            <text:p>3,139,912</text:p>
          </table:table-cell>
          <table:table-cell table:formula="of:=[.E28]*[.C28]" office:value-type="float" office:value="4333078.56" calcext:value-type="float">
            <text:p>4,333,079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Dak atap beton tebal 10 cm</text:p>
          </table:table-cell>
          <table:table-cell table:style-name="ce8" office:value-type="float" office:value="3.2" calcext:value-type="float">
            <text:p>3.20</text:p>
          </table:table-cell>
          <table:table-cell table:style-name="ce8" office:value-type="string" calcext:value-type="string">
            <text:p>m3</text:p>
          </table:table-cell>
          <table:table-cell office:value-type="float" office:value="2735778" calcext:value-type="float">
            <text:p>2,735,778</text:p>
          </table:table-cell>
          <table:table-cell table:formula="of:=[.E29]*[.C29]" office:value-type="float" office:value="8754489.6" calcext:value-type="float">
            <text:p>8,754,49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11" table:formula="of:=SUM([.F22:.F29])" office:value-type="float" office:value="51109580.85" calcext:value-type="float">
            <text:p>51,109,58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V</text:p>
          </table:table-cell>
          <table:table-cell table:style-name="ce6" office:value-type="string" calcext:value-type="string">
            <text:p>PLAFOND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kerjaan List Gypsum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m</text:p>
          </table:table-cell>
          <table:table-cell table:style-name="ce5" office:value-type="float" office:value="19000" calcext:value-type="float">
            <text:p>19000</text:p>
          </table:table-cell>
          <table:table-cell table:formula="of:=[.E32]*[.C32]" office:value-type="float" office:value="843600" calcext:value-type="float">
            <text:p>843,6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11" table:formula="of:=SUM([.F32])" office:value-type="float" office:value="843600" calcext:value-type="float">
            <text:p>843,6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PEKERJAAN KERAMIK DAN BATU ALAM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kerjaan Keramik Ruang Utama 40x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2</text:p>
          </table:table-cell>
          <table:table-cell table:style-name="ce5" office:value-type="float" office:value="115769" calcext:value-type="float">
            <text:p>115769</text:p>
          </table:table-cell>
          <table:table-cell table:formula="of:=[.E35]*[.C35]" office:value-type="float" office:value="6946140" calcext:value-type="float">
            <text:p>6,946,14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kerjaan Keramik Rteras 40x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2</text:p>
          </table:table-cell>
          <table:table-cell table:style-name="ce5" office:value-type="float" office:value="115769" calcext:value-type="float">
            <text:p>115769</text:p>
          </table:table-cell>
          <table:table-cell table:formula="of:=[.E36]*[.C36]" office:value-type="float" office:value="3473070" calcext:value-type="float">
            <text:p>3,473,07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kerjaan Keramik Lantai WC / KM 20x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2</text:p>
          </table:table-cell>
          <table:table-cell table:style-name="ce5" office:value-type="float" office:value="114650" calcext:value-type="float">
            <text:p>114650</text:p>
          </table:table-cell>
          <table:table-cell table:formula="of:=[.E37]*[.C37]" office:value-type="float" office:value="2751600" calcext:value-type="float">
            <text:p>2,751,6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kerjaan Keramik Dinding KM / WC 20x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2</text:p>
          </table:table-cell>
          <table:table-cell table:style-name="ce5" office:value-type="float" office:value="112978" calcext:value-type="float">
            <text:p>112978</text:p>
          </table:table-cell>
          <table:table-cell table:formula="of:=[.E38]*[.C38]" office:value-type="float" office:value="3389340" calcext:value-type="float">
            <text:p>3,389,34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kerjaan Keramik Plin Lantai 8x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2</text:p>
          </table:table-cell>
          <table:table-cell table:style-name="ce5" office:value-type="float" office:value="57532" calcext:value-type="float">
            <text:p>57532</text:p>
          </table:table-cell>
          <table:table-cell table:formula="of:=[.E39]*[.C39]" office:value-type="float" office:value="2301280" calcext:value-type="float">
            <text:p>2,301,28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kerjaan Dinding Batu Al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2</text:p>
          </table:table-cell>
          <table:table-cell table:style-name="ce5" office:value-type="float" office:value="112178" calcext:value-type="float">
            <text:p>112178</text:p>
          </table:table-cell>
          <table:table-cell table:formula="of:=[.E40]*[.C40]" office:value-type="float" office:value="785246" calcext:value-type="float">
            <text:p>785,24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11" table:formula="of:=SUM([.F35:.F40])" office:value-type="float" office:value="19646676" calcext:value-type="float">
            <text:p>19,646,67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VI</text:p>
          </table:table-cell>
          <table:table-cell table:style-name="ce6" office:value-type="string" calcext:value-type="string">
            <text:p>PEKERJAAN ATAP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kerjaan Rangka Atap Galvalu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2</text:p>
          </table:table-cell>
          <table:table-cell office:value-type="float" office:value="362000" calcext:value-type="float">
            <text:p>362,000</text:p>
          </table:table-cell>
          <table:table-cell table:formula="of:=[.E43]*[.C43]" office:value-type="float" office:value="21720000" calcext:value-type="float">
            <text:p>21,720,0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kerjaan Pasang Geteng Beton Besar</text:p>
          </table:table-cell>
          <table:table-cell office:value-type="float" office:value="57.01" calcext:value-type="float">
            <text:p>57.01</text:p>
          </table:table-cell>
          <table:table-cell office:value-type="string" calcext:value-type="string">
            <text:p>m2</text:p>
          </table:table-cell>
          <table:table-cell office:value-type="float" office:value="105875" calcext:value-type="float">
            <text:p>105,875</text:p>
          </table:table-cell>
          <table:table-cell table:formula="of:=[.E44]*[.C44]" office:value-type="float" office:value="6035933.75" calcext:value-type="float">
            <text:p>6,035,93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kerjaan Pasangan Bubungan Bet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2</text:p>
          </table:table-cell>
          <table:table-cell office:value-type="float" office:value="127215" calcext:value-type="float">
            <text:p>127,215</text:p>
          </table:table-cell>
          <table:table-cell table:formula="of:=[.E45]*[.C45]" office:value-type="float" office:value="2289870" calcext:value-type="float">
            <text:p>2,289,87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kerjaan Listplank Tebal 12 mm</text:p>
          </table:table-cell>
          <table:table-cell office:value-type="float" office:value="42.56" calcext:value-type="float">
            <text:p>42.56</text:p>
          </table:table-cell>
          <table:table-cell office:value-type="string" calcext:value-type="string">
            <text:p>m</text:p>
          </table:table-cell>
          <table:table-cell office:value-type="float" office:value="58893" calcext:value-type="float">
            <text:p>58,893</text:p>
          </table:table-cell>
          <table:table-cell table:formula="of:=[.E46]*[.C46]" office:value-type="float" office:value="2506486.08" calcext:value-type="float">
            <text:p>2,506,486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table:formula="of:=SUM([.F43:.F46])" office:value-type="float" office:value="32552289.83" calcext:value-type="float">
            <text:p>32,552,29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VII</text:p>
          </table:table-cell>
          <table:table-cell table:style-name="ce6" office:value-type="string" calcext:value-type="string">
            <text:p>PEKERJAAN KUSEN, DAUN PINTU DAN JENDELA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kerjaan Kusen Daun Pintu dan Jendela</text:p>
          </table:table-cell>
          <table:table-cell office:value-type="float" office:value="21.44" calcext:value-type="float">
            <text:p>21.44</text:p>
          </table:table-cell>
          <table:table-cell office:value-type="string" calcext:value-type="string">
            <text:p>m</text:p>
          </table:table-cell>
          <table:table-cell office:value-type="float" office:value="80285" calcext:value-type="float">
            <text:p>80,285</text:p>
          </table:table-cell>
          <table:table-cell table:formula="of:=[.E49]*[.C49]" office:value-type="float" office:value="1721310.4" calcext:value-type="float">
            <text:p>1,721,31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kerjaan Daun Jend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</text:p>
          </table:table-cell>
          <table:table-cell office:value-type="float" office:value="450000" calcext:value-type="float">
            <text:p>450,000</text:p>
          </table:table-cell>
          <table:table-cell table:formula="of:=[.E50]*[.C50]" office:value-type="float" office:value="1800000" calcext:value-type="float">
            <text:p>1,800,0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kerjaan Daun Pintu Ka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</text:p>
          </table:table-cell>
          <table:table-cell office:value-type="float" office:value="850000" calcext:value-type="float">
            <text:p>850,000</text:p>
          </table:table-cell>
          <table:table-cell table:formula="of:=[.E51]*[.C51]" office:value-type="float" office:value="3400000" calcext:value-type="float">
            <text:p>3,400,0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gsel pintu 5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</text:p>
          </table:table-cell>
          <table:table-cell office:value-type="float" office:value="50750" calcext:value-type="float">
            <text:p>50,750</text:p>
          </table:table-cell>
          <table:table-cell table:formula="of:=[.E52]*[.C52]" office:value-type="float" office:value="203000" calcext:value-type="float">
            <text:p>203,0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ot Pin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</text:p>
          </table:table-cell>
          <table:table-cell office:value-type="float" office:value="219750" calcext:value-type="float">
            <text:p>219,750</text:p>
          </table:table-cell>
          <table:table-cell table:formula="of:=[.E53]*[.C53]" office:value-type="float" office:value="439500" calcext:value-type="float">
            <text:p>439,5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ndel Pintu Ta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</text:p>
          </table:table-cell>
          <table:table-cell office:value-type="float" office:value="45700" calcext:value-type="float">
            <text:p>45,700</text:p>
          </table:table-cell>
          <table:table-cell table:formula="of:=[.E54]*[.C54]" office:value-type="float" office:value="91400" calcext:value-type="float">
            <text:p>91,4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gsel Jendela 3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</text:p>
          </table:table-cell>
          <table:table-cell office:value-type="float" office:value="43250" calcext:value-type="float">
            <text:p>43,250</text:p>
          </table:table-cell>
          <table:table-cell table:formula="of:=[.E55]*[.C55]" office:value-type="float" office:value="173000" calcext:value-type="float">
            <text:p>173,00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ndel Jend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</text:p>
          </table:table-cell>
          <table:table-cell office:value-type="float" office:value="9375" calcext:value-type="float">
            <text:p>9,375</text:p>
          </table:table-cell>
          <table:table-cell table:formula="of:=[.E56]*[.C56]" office:value-type="float" office:value="37500" calcext:value-type="float">
            <text:p>37,50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k Ang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</text:p>
          </table:table-cell>
          <table:table-cell office:value-type="float" office:value="9375" calcext:value-type="float">
            <text:p>9,375</text:p>
          </table:table-cell>
          <table:table-cell table:formula="of:=[.E57]*[.C57]" office:value-type="float" office:value="37500" calcext:value-type="float">
            <text:p>37,50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tu KM / WC P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</text:p>
          </table:table-cell>
          <table:table-cell office:value-type="float" office:value="271000" calcext:value-type="float">
            <text:p>271,000</text:p>
          </table:table-cell>
          <table:table-cell table:formula="of:=[.E58]*[.C58]" office:value-type="float" office:value="542000" calcext:value-type="float">
            <text:p>542,0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11" table:formula="of:=SUM([.F49:.F58])" office:value-type="float" office:value="8445210.4" calcext:value-type="float">
            <text:p>8,445,21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VIII</text:p>
          </table:table-cell>
          <table:table-cell table:style-name="ce6" office:value-type="string" calcext:value-type="string">
            <text:p>PEKERJAAN SANITAIR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k. Saluran Air Kotor dan Air Hujan PVC 4”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float" office:value="49285" calcext:value-type="float">
            <text:p>49,285</text:p>
          </table:table-cell>
          <table:table-cell table:formula="of:=[.E61]*[.C61]" office:value-type="float" office:value="2907815" calcext:value-type="float">
            <text:p>2,907,81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k. Saluran Tinja C 4”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49285" calcext:value-type="float">
            <text:p>49,285</text:p>
          </table:table-cell>
          <table:table-cell table:formula="of:=[.E62]*[.C62]" office:value-type="float" office:value="542135" calcext:value-type="float">
            <text:p>542,13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k. Jaringan Air Bersih PVC AW 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23289" calcext:value-type="float">
            <text:p>23,289</text:p>
          </table:table-cell>
          <table:table-cell table:formula="of:=[.E63]*[.C63]" office:value-type="float" office:value="349335" calcext:value-type="float">
            <text:p>349,33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oset INA warna ter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</text:p>
          </table:table-cell>
          <table:table-cell office:value-type="float" office:value="185.25" calcext:value-type="float">
            <text:p>185</text:p>
          </table:table-cell>
          <table:table-cell table:formula="of:=[.E64]*[.C64]" office:value-type="float" office:value="370.5" calcext:value-type="float">
            <text:p>37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tik kran ½ “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h</text:p>
          </table:table-cell>
          <table:table-cell office:value-type="float" office:value="35000" calcext:value-type="float">
            <text:p>35,000</text:p>
          </table:table-cell>
          <table:table-cell table:formula="of:=[.E65]*[.C65]" office:value-type="float" office:value="350000" calcext:value-type="float">
            <text:p>350,0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rpoot 100x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</text:p>
          </table:table-cell>
          <table:table-cell office:value-type="float" office:value="1480400" calcext:value-type="float">
            <text:p>1,480,400</text:p>
          </table:table-cell>
          <table:table-cell table:formula="of:=[.E66]*[.C66]" office:value-type="float" office:value="1480400" calcext:value-type="float">
            <text:p>1,480,4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oor Lant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</text:p>
          </table:table-cell>
          <table:table-cell office:value-type="float" office:value="38750" calcext:value-type="float">
            <text:p>38,750</text:p>
          </table:table-cell>
          <table:table-cell table:formula="of:=[.E67]*[.C67]" office:value-type="float" office:value="155000" calcext:value-type="float">
            <text:p>155,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table:formula="of:=SUM([.F61:.F67])" office:value-type="float" office:value="5785055.5" calcext:value-type="float">
            <text:p>5,785,0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IX</text:p>
          </table:table-cell>
          <table:table-cell table:style-name="ce6" office:value-type="string" calcext:value-type="string">
            <text:p>PEKERJAAN CAT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 dinding Exterior Komilex</text:p>
          </table:table-cell>
          <table:table-cell office:value-type="float" office:value="257.36" calcext:value-type="float">
            <text:p>257.36</text:p>
          </table:table-cell>
          <table:table-cell office:value-type="string" calcext:value-type="string">
            <text:p>m2</text:p>
          </table:table-cell>
          <table:table-cell office:value-type="float" office:value="18.432" calcext:value-type="float">
            <text:p>18</text:p>
          </table:table-cell>
          <table:table-cell table:formula="of:=[.E71]*[.C71]" office:value-type="float" office:value="4743.65952" calcext:value-type="float">
            <text:p>4,74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t plafond ex paragon</text:p>
          </table:table-cell>
          <table:table-cell office:value-type="float" office:value="61.84" calcext:value-type="float">
            <text:p>61.84</text:p>
          </table:table-cell>
          <table:table-cell office:value-type="string" calcext:value-type="string">
            <text:p>m2</text:p>
          </table:table-cell>
          <table:table-cell office:value-type="float" office:value="19173" calcext:value-type="float">
            <text:p>19,173</text:p>
          </table:table-cell>
          <table:table-cell table:formula="of:=[.E72]*[.C72]" office:value-type="float" office:value="1185658.32" calcext:value-type="float">
            <text:p>1,185,65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t genteng, bubungan dan listplank</text:p>
          </table:table-cell>
          <table:table-cell office:value-type="float" office:value="85.76" calcext:value-type="float">
            <text:p>85.76</text:p>
          </table:table-cell>
          <table:table-cell office:value-type="string" calcext:value-type="string">
            <text:p>m2</text:p>
          </table:table-cell>
          <table:table-cell office:value-type="float" office:value="11804" calcext:value-type="float">
            <text:p>11,804</text:p>
          </table:table-cell>
          <table:table-cell table:formula="of:=[.E73]*[.C73]" office:value-type="float" office:value="1012311.04" calcext:value-type="float">
            <text:p>1,012,31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t daun pintu panel ex mowile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</text:p>
          </table:table-cell>
          <table:table-cell office:value-type="float" office:value="180000" calcext:value-type="float">
            <text:p>180,000</text:p>
          </table:table-cell>
          <table:table-cell table:formula="of:=[.E74]*[.C74]" office:value-type="float" office:value="720000" calcext:value-type="float">
            <text:p>720,0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style-name="ce11" table:formula="of:=SUM([.F71:.F74])" office:value-type="float" office:value="2922713.01952" calcext:value-type="float">
            <text:p>2,922,713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PEKERJAAN ELEKTRIKAL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alasi titik lamp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h</text:p>
          </table:table-cell>
          <table:table-cell office:value-type="float" office:value="105000" calcext:value-type="float">
            <text:p>105,000</text:p>
          </table:table-cell>
          <table:table-cell table:formula="of:=[.E77]*[.C77]" office:value-type="float" office:value="1050000" calcext:value-type="float">
            <text:p>1,050,0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alasi titik stop kont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h</text:p>
          </table:table-cell>
          <table:table-cell office:value-type="float" office:value="95000" calcext:value-type="float">
            <text:p>95,000</text:p>
          </table:table-cell>
          <table:table-cell table:formula="of:=[.E78]*[.C78]" office:value-type="float" office:value="760000" calcext:value-type="float">
            <text:p>760,0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B 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</text:p>
          </table:table-cell>
          <table:table-cell office:value-type="float" office:value="95000" calcext:value-type="float">
            <text:p>95,000</text:p>
          </table:table-cell>
          <table:table-cell table:formula="of:=[.E79]*[.C79]" office:value-type="float" office:value="190000" calcext:value-type="float">
            <text:p>190,0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</text:p>
          </table:table-cell>
          <table:table-cell office:value-type="float" office:value="600000" calcext:value-type="float">
            <text:p>600,000</text:p>
          </table:table-cell>
          <table:table-cell table:formula="of:=[.E80]*[.C80]" office:value-type="float" office:value="600000" calcext:value-type="float">
            <text:p>600,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table:formula="of:=SUM([.F77:.F80])" office:value-type="float" office:value="2600000" calcext:value-type="float">
            <text:p>2,600,0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XI</text:p>
          </table:table-cell>
          <table:table-cell table:style-name="ce6" office:value-type="string" calcext:value-type="string">
            <text:p>PEMASANGAN AIR DAN LISTRIK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aya pasang baru listr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</text:p>
          </table:table-cell>
          <table:table-cell office:value-type="float" office:value="2500000" calcext:value-type="float">
            <text:p>2,500,000</text:p>
          </table:table-cell>
          <table:table-cell table:formula="of:=[.E83]*[.C83]" office:value-type="float" office:value="2500000" calcext:value-type="float">
            <text:p>2,500,0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aya pasang baru P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</text:p>
          </table:table-cell>
          <table:table-cell office:value-type="float" office:value="2800000" calcext:value-type="float">
            <text:p>2,800,000</text:p>
          </table:table-cell>
          <table:table-cell table:formula="of:=[.E84]*[.C84]" office:value-type="float" office:value="2800000" calcext:value-type="float">
            <text:p>2,800,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table:formula="of:=SUM([.F83:.F84])" office:value-type="float" office:value="5300000" calcext:value-type="float">
            <text:p>5,300,0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XII</text:p>
          </table:table-cell>
          <table:table-cell table:style-name="ce6" office:value-type="string" calcext:value-type="string">
            <text:p>SEMEN DAN PASIR</text:p>
          </table:table-cell>
          <table:table-cell table:style-name="ce4" table:number-columns-repeated="4"/>
          <table:table-cell table:style-name="ce1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men Gresik 50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h</text:p>
          </table:table-cell>
          <table:table-cell office:value-type="float" office:value="65000" calcext:value-type="float">
            <text:p>65,000</text:p>
          </table:table-cell>
          <table:table-cell table:formula="of:=[.E87]*[.C87]" office:value-type="float" office:value="650000" calcext:value-type="float">
            <text:p>650,0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sir Putih Bang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k</text:p>
          </table:table-cell>
          <table:table-cell office:value-type="float" office:value="1440000" calcext:value-type="float">
            <text:p>1,440,000</text:p>
          </table:table-cell>
          <table:table-cell table:formula="of:=[.E88]*[.C88]" office:value-type="float" office:value="2880000" calcext:value-type="float">
            <text:p>2,880,0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table:formula="of:=SUM([.F87:.F88])" office:value-type="float" office:value="3530000" calcext:value-type="float">
            <text:p>3,530,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5" table:number-rows-spanned="1">
            <text:p>TOTAL</text:p>
          </table:table-cell>
          <table:covered-table-cell/>
          <table:covered-table-cell table:number-columns-repeated="3" table:style-name="ce3"/>
          <table:table-cell table:style-name="ce12" table:formula="of:=SUM([.F10];[.F20];[.F30];[.F33];[.F41];[.F47];[.F59];[.F68];[.F75];[.F81];[.F85];[.F89])" office:value-type="float" office:value="162361554.73952" calcext:value-type="float">
            <text:p>162,361,55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ce2" office:value-type="string" calcext:value-type="string" table:number-columns-spanned="2" table:number-rows-spanned="1">
            <text:p>Total RAB</text:p>
          </table:table-cell>
          <table:covered-table-cell table:style-name="Default"/>
          <table:table-cell table:style-name="ce13" table:formula="of:=SUM([.F10];[.F20];[.F30];[.F33];[.F41];[.F47];[.F59];[.F68];[.F75];[.F81];[.F85];[.F89])" office:value-type="float" office:value="162361554.73952" calcext:value-type="float">
            <text:p>162,361,555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ce2" office:value-type="string" calcext:value-type="string" table:number-columns-spanned="2" table:number-rows-spanned="1">
            <text:p>Luas Bangunan Bersih</text:p>
          </table:table-cell>
          <table:covered-table-cell table:style-name="Default"/>
          <table:table-cell table:style-name="Default" office:value-type="float" office:value="60.84" calcext:value-type="float">
            <text:p>60.84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ce2" office:value-type="string" calcext:value-type="string" table:number-columns-spanned="2" table:number-rows-spanned="1">
            <text:p>Harga per meter2 bangunan</text:p>
          </table:table-cell>
          <table:covered-table-cell table:style-name="Default"/>
          <table:table-cell table:style-name="ce14" office:value-type="float" office:value="2200000" calcext:value-type="float">
            <text:p>2,200,000</text:p>
          </table:table-cell>
          <table:table-cell table:number-columns-repeated="1018"/>
        </table:table-row>
      </table:table>
      <table:table table:name="RAB 2" table:style-name="ta1">
        <table:table-column table:style-name="co8" table:default-cell-style-name="ce5"/>
        <table:table-column table:style-name="co9" table:default-cell-style-name="ce3"/>
        <table:table-column table:style-name="co10" table:default-cell-style-name="ce18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KAPITULASI RENCANA ANGGARAN DAN BIAYA</text:p>
          </table:table-cell>
          <table:covered-table-cell table:number-columns-repeated="2" table:style-name="Default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MUSHOLLA AL-HAMID</text:p>
          </table:table-cell>
          <table:covered-table-cell table:number-columns-repeated="2" table:style-name="Default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Kp. Sawah RT 02 / 02 Jati Melati Pondok Melati Bekasi</text:p>
          </table:table-cell>
          <table:covered-table-cell table:number-columns-repeated="2"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JENIS PEKERJAAN</text:p>
          </table:table-cell>
          <table:table-cell table:style-name="ce3" office:value-type="string" calcext:value-type="string">
            <text:p>JUMLAH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ANGUNAN INDUK</text:p>
          </table:table-cell>
          <table:table-cell table:style-name="ce6"/>
          <table:table-cell table:style-name="ce1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siapan</text:p>
          </table:table-cell>
          <table:table-cell office:value-type="float" office:value="15813900" calcext:value-type="float">
            <text:p>15,813,9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ah dan Pondasi</text:p>
          </table:table-cell>
          <table:table-cell office:value-type="float" office:value="14765400" calcext:value-type="float">
            <text:p>14,765,40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ton</text:p>
          </table:table-cell>
          <table:table-cell office:value-type="float" office:value="80752458" calcext:value-type="float">
            <text:p>80,752,458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sangan dan keramik</text:p>
          </table:table-cell>
          <table:table-cell office:value-type="float" office:value="35731293" calcext:value-type="float">
            <text:p>35,731,29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ntu dan Jendela</text:p>
          </table:table-cell>
          <table:table-cell office:value-type="float" office:value="47053765" calcext:value-type="float">
            <text:p>47,053,76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fond dan List</text:p>
          </table:table-cell>
          <table:table-cell office:value-type="float" office:value="13236995" calcext:value-type="float">
            <text:p>13,236,99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ngecatan</text:p>
          </table:table-cell>
          <table:table-cell office:value-type="float" office:value="11154273" calcext:value-type="float">
            <text:p>11,154,27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stalasi Listrik dan Air/Sanitair</text:p>
          </table:table-cell>
          <table:table-cell office:value-type="float" office:value="20400934" calcext:value-type="float">
            <text:p>20,400,93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ap</text:p>
          </table:table-cell>
          <table:table-cell office:value-type="float" office:value="70135914" calcext:value-type="float">
            <text:p>70,135,9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table:formula="of:=SUM([.C7:.C15])" office:value-type="float" office:value="309044932" calcext:value-type="float">
            <text:p>309,044,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Tempat Wudhu dan Kamar Mandi</text:p>
          </table:table-cell>
          <table:table-cell table:style-name="ce6"/>
          <table:table-cell table:style-name="ce1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siapan</text:p>
          </table:table-cell>
          <table:table-cell office:value-type="float" office:value="6608466" calcext:value-type="float">
            <text:p>6,608,46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ah dan Pondasi</text:p>
          </table:table-cell>
          <table:table-cell office:value-type="float" office:value="5100985" calcext:value-type="float">
            <text:p>5,100,985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ton</text:p>
          </table:table-cell>
          <table:table-cell office:value-type="float" office:value="21300900" calcext:value-type="float">
            <text:p>21,300,90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sangan dan keramik</text:p>
          </table:table-cell>
          <table:table-cell office:value-type="float" office:value="22632524" calcext:value-type="float">
            <text:p>22,632,52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ntu dan Jendela</text:p>
          </table:table-cell>
          <table:table-cell office:value-type="float" office:value="3278043" calcext:value-type="float">
            <text:p>3,278,04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ap</text:p>
          </table:table-cell>
          <table:table-cell office:value-type="float" office:value="14380498" calcext:value-type="float">
            <text:p>14,380,49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stalasi Listrik dan Air/Sanitair</text:p>
          </table:table-cell>
          <table:table-cell office:value-type="float" office:value="27074920" calcext:value-type="float">
            <text:p>27,074,92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ngecatan</text:p>
          </table:table-cell>
          <table:table-cell office:value-type="float" office:value="1589125" calcext:value-type="float">
            <text:p>1,589,12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in Lain</text:p>
          </table:table-cell>
          <table:table-cell office:value-type="float" office:value="2700000" calcext:value-type="float">
            <text:p>2,700,000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19" table:formula="of:=SUM([.C18:.C26])" office:value-type="float" office:value="104665461" calcext:value-type="float">
            <text:p>104,665,461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3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2" table:number-rows-spanned="1">
            <text:p>Jumlah</text:p>
          </table:table-cell>
          <table:covered-table-cell table:style-name="ce17"/>
          <table:table-cell table:style-name="ce12" table:formula="of:=[.C16]+[.C27]" office:value-type="float" office:value="413710393" calcext:value-type="float">
            <text:p>413,710,39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1:10:41.632532739</meta:creation-date>
    <dc:date>2020-01-05T22:00:52.776010019</dc:date>
    <meta:editing-duration>P1DT7H51M18S</meta:editing-duration>
    <meta:editing-cycles>22</meta:editing-cycles>
    <meta:generator>LibreOffice/6.0.7.3$Linux_X86_64 LibreOffice_project/00m0$Build-3</meta:generator>
    <meta:document-statistic meta:table-count="2" meta:cell-count="475" meta:object-count="0"/>
  </office:meta>
</office:document-meta>
</file>